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" style:family="table-cell" style:parent-style-name="Verificar_32_C_233_lula" style:data-style-name="N0">
      <style:table-cell-properties fo:border="thin double #3F3F3F" style:vertical-align="middle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Verificar_32_C_233_lula" style:data-style-name="N0">
      <style:table-cell-properties fo:border="thin double #3F3F3F" style:vertical-align="middle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Verificar_32_C_233_lula" style:data-style-name="N0">
      <style:table-cell-properties fo:border-top="thin double #3F3F3F" fo:border-bottom="none" fo:border-left="thin double #3F3F3F" fo:border-right="thin double #3F3F3F" style:vertical-align="middle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Verificar_32_C_233_lula" style:data-style-name="N0">
      <style:table-cell-properties fo:border-top="none" fo:border-bottom="thin double #3F3F3F" fo:border-left="thin double #3F3F3F" fo:border-right="thin double #3F3F3F" style:vertical-align="middle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Verificar_32_C_233_lula" style:data-style-name="N0">
      <style:table-cell-properties fo:border-top="thick solid #3F3F3F" fo:border-bottom="thin solid #3F3F3F" fo:border-left="thin double #3F3F3F" fo:border-right="thin double #3F3F3F" style:vertical-align="middle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Verificar_32_C_233_lula" style:data-style-name="N0">
      <style:table-cell-properties fo:border-top="thin solid #3F3F3F" fo:border-bottom="thin solid #3F3F3F" fo:border-left="thin double #3F3F3F" fo:border-right="thin double #3F3F3F" style:vertical-align="middle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Verificar_32_C_233_lula" style:data-style-name="N0">
      <style:table-cell-properties fo:border-top="thin solid #3F3F3F" fo:border-bottom="thick solid #3F3F3F" fo:border-left="thin double #3F3F3F" fo:border-right="thin double #3F3F3F" style:vertical-align="middle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Verificar_32_C_233_lula" style:data-style-name="N0">
      <style:table-cell-properties fo:border-top="thin double #3F3F3F" fo:border-bottom="thick solid #3F3F3F" fo:border-left="thin double #3F3F3F" fo:border-right="thin double #3F3F3F" style:vertical-align="middle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Verificar_32_C_233_lula" style:data-style-name="N0">
      <style:table-cell-properties fo:border-top="thick solid #3F3F3F" fo:border-bottom="thick solid #3F3F3F" fo:border-left="thin double #3F3F3F" fo:border-right="thin double #3F3F3F" style:vertical-align="middle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" style:family="table-cell" style:parent-style-name="Verificar_32_C_233_lula" style:data-style-name="N0">
      <style:table-cell-properties fo:border-top="thick solid #3F3F3F" fo:border-bottom="thin double #3F3F3F" fo:border-left="thin double #3F3F3F" fo:border-right="thin double #3F3F3F" style:vertical-align="middle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Verificar_32_C_233_lula" style:data-style-name="N0">
      <style:table-cell-properties fo:border="thin double #3F3F3F" style:vertical-align="middle" fo:background-color="#F2F2F2" style:repeat-content="false"/>
      <style:paragraph-properties fo:text-align="center"/>
      <style:text-properties fo:color="#000000" style:text-underline-style="solid" style:text-underline-type="single" fo:font-weight="bold" style:font-weight-asian="bold" style:font-weight-complex="bold"/>
    </style:style>
    <style:style style:name="ce13" style:family="table-cell" style:parent-style-name="Verificar_32_C_233_lula" style:data-style-name="N0">
      <style:table-cell-properties fo:border-top="thin double #3F3F3F" fo:border-bottom="thin solid #3F3F3F" fo:border-left="thin double #3F3F3F" fo:border-right="thin double #3F3F3F" style:vertical-align="middle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Verificar_32_C_233_lula" style:data-style-name="N0">
      <style:table-cell-properties fo:border-top="thin solid #3F3F3F" fo:border-bottom="thin double #3F3F3F" fo:border-left="thin double #3F3F3F" fo:border-right="thin double #3F3F3F" style:vertical-align="middle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Verificar_32_C_233_lula" style:data-style-name="N0">
      <style:table-cell-properties fo:border-top="thin solid #3F3F3F" fo:border-bottom="thin double #3F3F3F" fo:border-left="thin double #3F3F3F" fo:border-right="thin double #3F3F3F" style:vertical-align="middle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16" style:family="table-cell" style:parent-style-name="Verificar_32_C_233_lula" style:data-style-name="N0">
      <style:table-cell-properties fo:border-top="thin double #3F3F3F" fo:border-bottom="thick solid #3F3F3F" fo:border-left="thin double #3F3F3F" fo:border-right="thin double #3F3F3F" style:vertical-align="middle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1.77270833333333cm" style:use-optimal-column-width="true"/>
    </style:style>
    <style:style style:name="co2" style:family="table-column">
      <style:table-column-properties fo:break-before="auto" style:column-width="1.666875cm" style:use-optimal-column-width="true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349375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4.15395833333333cm" style:use-optimal-column-width="true"/>
    </style:style>
    <style:style style:name="co7" style:family="table-column">
      <style:table-column-properties fo:break-before="auto" style:column-width="0.740833333333333cm" style:use-optimal-column-width="true"/>
    </style:style>
    <style:style style:name="co8" style:family="table-column">
      <style:table-column-properties fo:break-before="auto" style:column-width="0.502708333333333cm" style:use-optimal-column-width="true"/>
    </style:style>
    <style:style style:name="co9" style:family="table-column">
      <style:table-column-properties fo:break-before="auto" style:column-width="2.03729166666667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INFO</text:p>
          </table:table-cell>
          <table:table-cell office:value-type="string" table:style-name="ce2">
            <text:p>REDE</text:p>
          </table:table-cell>
          <table:table-cell office:value-type="string" table:style-name="ce2">
            <text:p>IP_REDE</text:p>
          </table:table-cell>
          <table:table-cell office:value-type="string" table:style-name="ce2">
            <text:p>RANGE</text:p>
          </table:table-cell>
          <table:table-cell office:value-type="string" table:style-name="ce2">
            <text:p># IP's</text:p>
          </table:table-cell>
          <table:table-cell office:value-type="string" table:style-name="ce2">
            <text:p>DEVICES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LINK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6" table:style-name="ce9">
            <text:p>LISBOA</text:p>
          </table:table-cell>
          <table:table-cell office:value-type="string" table:number-columns-spanned="1" table:number-rows-spanned="8" table:style-name="ce13">
            <text:p>LX_ADM</text:p>
          </table:table-cell>
          <table:table-cell table:number-columns-spanned="1" table:number-rows-spanned="8" table:style-name="ce13"/>
          <table:table-cell table:number-columns-spanned="1" table:number-rows-spanned="8" table:style-name="ce13"/>
          <table:table-cell table:number-columns-spanned="1" table:number-rows-spanned="8" table:style-name="ce13"/>
          <table:table-cell office:value-type="string" table:style-name="ce2">
            <text:p>ROUTER_CORE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LX_ADM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4" table:style-name="ce3">
            <text:p>SW_LX_ADM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LX_ADM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LX_ADM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2">
            <text:p>LX_ADM_1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2">
            <text:p>LX_ADM_2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PC_LX_ADM_ADM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LX_ADM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PC_LX_ADM_CONT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LX_ADM_1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PC_LX_ADM_RH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4">
            <text:p>LX_ADM_2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6" table:style-name="ce7">
            <text:p>LX_PUB</text:p>
          </table:table-cell>
          <table:table-cell table:number-columns-spanned="1" table:number-rows-spanned="6" table:style-name="ce7"/>
          <table:table-cell table:number-columns-spanned="1" table:number-rows-spanned="6" table:style-name="ce7"/>
          <table:table-cell table:number-columns-spanned="1" table:number-rows-spanned="6" table:style-name="ce7"/>
          <table:table-cell office:value-type="string" table:style-name="ce15">
            <text:p>ROUTER_CORE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string" table:style-name="ce15">
            <text:p>LX_PUB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3">
            <text:p>SW_LX_PUB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LX_PUB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LX_PUB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2">
            <text:p>LX_PUB_1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SV_LX_PUB_DNS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LX_PUB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SV_LX_PUB_DNSs_HTTP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4">
            <text:p>LX_PUB_1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6" table:style-name="ce7">
            <text:p>LX_PRV</text:p>
          </table:table-cell>
          <table:table-cell table:number-columns-spanned="1" table:number-rows-spanned="6" table:style-name="ce7"/>
          <table:table-cell table:number-columns-spanned="1" table:number-rows-spanned="6" table:style-name="ce7"/>
          <table:table-cell table:number-columns-spanned="1" table:number-rows-spanned="6" table:style-name="ce7"/>
          <table:table-cell office:value-type="string" table:style-name="ce15">
            <text:p>ROUTER_CORE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string" table:style-name="ce15">
            <text:p>LX_PRV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3">
            <text:p>SW_LX_PRV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LX_PRV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LX_PRV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2">
            <text:p>LX_PRV_1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SV_LX_PRV_MONI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LX_PRV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SV_LX_PRV_FILE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4">
            <text:p>LX_PRV_1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6" table:style-name="ce8">
            <text:p>LX_VIS</text:p>
          </table:table-cell>
          <table:table-cell table:number-columns-spanned="1" table:number-rows-spanned="6" table:style-name="ce8"/>
          <table:table-cell table:number-columns-spanned="1" table:number-rows-spanned="6" table:style-name="ce8"/>
          <table:table-cell table:number-columns-spanned="1" table:number-rows-spanned="6" table:style-name="ce8"/>
          <table:table-cell office:value-type="string" table:style-name="ce15">
            <text:p>ROUTER_CORE</text:p>
          </table:table-cell>
          <table:table-cell office:value-type="float" office:value="3" table:style-name="ce15">
            <text:p>3</text:p>
          </table:table-cell>
          <table:table-cell table:style-name="ce15"/>
          <table:table-cell office:value-type="string" table:style-name="ce15">
            <text:p>LX_VIS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3">
            <text:p>SW_LX_VIS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LX_VIS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LX_VIS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2">
            <text:p>LX_VIS_1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PC_LX_VS_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LX_VIS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PC_LX_VS_1</text:p>
          </table:table-cell>
          <table:table-cell office:value-type="float" office:value="0" table:style-name="ce16">
            <text:p>0</text:p>
          </table:table-cell>
          <table:table-cell table:style-name="ce16"/>
          <table:table-cell office:value-type="string" table:style-name="ce16">
            <text:p>LX_VIS_1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14" table:style-name="ce10">
            <text:p>PORTO</text:p>
          </table:table-cell>
          <table:table-cell office:value-type="string" table:number-columns-spanned="1" table:number-rows-spanned="2" table:style-name="ce6">
            <text:p>PO_OFI</text:p>
          </table:table-cell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office:value-type="string" table:style-name="ce5">
            <text:p>ROUTER_CORE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PO_OFI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ROUTER_PO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4">
            <text:p>PO_OFI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6" table:style-name="ce7">
            <text:p>PO_ADM</text:p>
          </table:table-cell>
          <table:table-cell table:number-columns-spanned="1" table:number-rows-spanned="6" table:style-name="ce7"/>
          <table:table-cell table:number-columns-spanned="1" table:number-rows-spanned="6" table:style-name="ce7"/>
          <table:table-cell table:number-columns-spanned="1" table:number-rows-spanned="6" table:style-name="ce7"/>
          <table:table-cell office:value-type="string" table:style-name="ce15">
            <text:p>ROUTER_PO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string" table:style-name="ce15">
            <text:p>PO_ADM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3">
            <text:p>SW_PO_ADM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PO_ADM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PO_ADM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2">
            <text:p>PO_ADM_1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PC_PO_ADM_RCP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PO_ADM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PC_PO_ADM_AMZ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4">
            <text:p>PO_ADM_1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6" table:style-name="ce8">
            <text:p>PO_VIS</text:p>
          </table:table-cell>
          <table:table-cell table:number-columns-spanned="1" table:number-rows-spanned="6" table:style-name="ce8"/>
          <table:table-cell table:number-columns-spanned="1" table:number-rows-spanned="6" table:style-name="ce8"/>
          <table:table-cell table:number-columns-spanned="1" table:number-rows-spanned="6" table:style-name="ce8"/>
          <table:table-cell office:value-type="string" table:style-name="ce15">
            <text:p>ROUTER_PO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string" table:style-name="ce15">
            <text:p>PO_VIS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3">
            <text:p>SW_PO_VIS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PO_VIS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PO_VIS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2">
            <text:p>PO_VIS_1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PC_PO_VIS_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PO_VIS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PC_PO_VIS_1</text:p>
          </table:table-cell>
          <table:table-cell office:value-type="float" office:value="0" table:style-name="ce16">
            <text:p>0</text:p>
          </table:table-cell>
          <table:table-cell table:style-name="ce16"/>
          <table:table-cell office:value-type="string" table:style-name="ce16">
            <text:p>PO_VIS_1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14" table:style-name="ce11">
            <text:p>COIMBRA</text:p>
          </table:table-cell>
          <table:table-cell office:value-type="string" table:number-columns-spanned="1" table:number-rows-spanned="2" table:style-name="ce6">
            <text:p>CB_OFI</text:p>
          </table:table-cell>
          <table:table-cell table:number-columns-spanned="1" table:number-rows-spanned="2" table:style-name="ce6"/>
          <table:table-cell table:number-columns-spanned="1" table:number-rows-spanned="2" table:style-name="ce6"/>
          <table:table-cell table:number-columns-spanned="1" table:number-rows-spanned="2" table:style-name="ce6"/>
          <table:table-cell office:value-type="string" table:style-name="ce5">
            <text:p>ROUTER_CORE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CB_OFI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ROUTER_CB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4">
            <text:p>CB_OFI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6" table:style-name="ce7">
            <text:p>CB_ADM</text:p>
          </table:table-cell>
          <table:table-cell table:number-columns-spanned="1" table:number-rows-spanned="6" table:style-name="ce7"/>
          <table:table-cell table:number-columns-spanned="1" table:number-rows-spanned="6" table:style-name="ce7"/>
          <table:table-cell table:number-columns-spanned="1" table:number-rows-spanned="6" table:style-name="ce7"/>
          <table:table-cell office:value-type="string" table:style-name="ce15">
            <text:p>ROUTER_CB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string" table:style-name="ce15">
            <text:p>CB_ADM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3">
            <text:p>SW_CB_ADM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CB_ADM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CB_ADM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2">
            <text:p>CB_ADM_1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PC_CB_ADM_RCP</text:p>
          </table:table-cell>
          <table:table-cell office:value-type="float" office:value="0" table:style-name="ce2">
            <text:p>0</text:p>
          </table:table-cell>
          <table:table-cell table:style-name="ce12"/>
          <table:table-cell office:value-type="string" table:style-name="ce2">
            <text:p>CB_ADM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PC_CB_ADM_AMZ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4">
            <text:p>CB_ADM_1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6" table:style-name="ce14">
            <text:p>CB_VIS</text:p>
          </table:table-cell>
          <table:table-cell table:number-columns-spanned="1" table:number-rows-spanned="6" table:style-name="ce14"/>
          <table:table-cell table:number-columns-spanned="1" table:number-rows-spanned="6" table:style-name="ce14"/>
          <table:table-cell table:number-columns-spanned="1" table:number-rows-spanned="6" table:style-name="ce14"/>
          <table:table-cell office:value-type="string" table:style-name="ce15">
            <text:p>ROUTER_CB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string" table:style-name="ce15">
            <text:p>CB_VIS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3">
            <text:p>SW_CB_VIS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CB_VIS_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CB_VIS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2">
            <text:p>CB_VIS_1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PC_CM_VIS_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CB_VIS_0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PC_CM_VIS_1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CB_VIS_1</text:p>
          </table:table-cell>
          <table:table-cell table:number-columns-repeated="16375"/>
        </table:table-row>
        <table:table-row table:style-name="ro2">
          <table:table-cell table:number-columns-repeated="16384" table:style-name="ce1"/>
        </table:table-row>
        <table:table-row table:number-rows-repeated="104852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erificar_32_C_233_lula" style:display-name="Verificar Célula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ão Pedro Carvalho</meta:initial-creator>
    <dc:creator>João Pedro Carvalho</dc:creator>
    <meta:creation-date>2016-03-18T16:21:26Z</meta:creation-date>
    <dc:date>2016-03-18T18:07:41Z</dc:date>
  </office:meta>
</office:document-meta>
</file>